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5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2.1098in"/>
    </style:style>
    <style:style style:name="co5" style:family="table-column">
      <style:table-column-properties fo:break-before="auto" style:column-width="2.0783in"/>
    </style:style>
    <style:style style:name="co6" style:family="table-column">
      <style:table-column-properties fo:break-before="auto" style:column-width="1.5917in"/>
    </style:style>
    <style:style style:name="co7" style:family="table-column">
      <style:table-column-properties fo:break-before="auto" style:column-width="2.1307in"/>
    </style:style>
    <style:style style:name="co8" style:family="table-column">
      <style:table-column-properties fo:break-before="auto" style:column-width="1.7161in"/>
    </style:style>
    <style:style style:name="co10" style:family="table-column">
      <style:table-column-properties fo:break-before="auto" style:column-width="2.358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_2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3">
          <table:table-cell table:style-name="Default" office:value-type="string">
            <text:p>TIME</text:p>
          </table:table-cell>
          <table:table-cell office:value-type="string">
            <text:p>(0)AGS Auto Generator State [-]</text:p>
          </table:table-cell>
          <table:table-cell office:value-type="string">
            <text:p>(0)AGS Auto Generator Action [-]</text:p>
          </table:table-cell>
          <table:table-cell office:value-type="string">
            <text:p>(0)AGS Generator On Reason [-]</text:p>
          </table:table-cell>
          <table:table-cell office:value-type="string">
            <text:p>(0)XW Inverter Status [-]</text:p>
          </table:table-cell>
          <table:table-cell office:value-type="string">
            <text:p>SYSTEM Load Output Power [W]</text:p>
          </table:table-cell>
          <table:table-cell office:value-type="string">
            <text:p>SYSTEM Load Current [A]</text:p>
          </table:table-cell>
          <table:table-cell office:value-type="string">
            <text:p>SYSTEM Total Generator Current [A]</text:p>
          </table:table-cell>
        </table:table-row>
        <table:table-row table:style-name="ro3">
          <table:table-cell office:value-type="string">
            <text:p>2015/02/15 09:14:0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4:0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4: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4:1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4: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4: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4:3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4:3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4: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4:4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4:5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4:5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5:0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5:0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5: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5:1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5: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5: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5:3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31">
            <text:p>10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5: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31">
            <text:p>10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2015/02/15 09:15:4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31">
            <text:p>1031</text:p>
          </table:table-cell>
          <table:table-cell office:value-type="float" office:value="2633">
            <text:p>2633</text:p>
          </table:table-cell>
          <table:table-cell office:value-type="float" office:value="15.3">
            <text:p>15.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015/02/15 09:15:5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3433">
            <text:p>3433</text:p>
          </table:table-cell>
          <table:table-cell office:value-type="float" office:value="31.3">
            <text:p>31.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015/02/15 09:15:5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2141">
            <text:p>2141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015/02/15 09:16:0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2030">
            <text:p>2030</text:p>
          </table:table-cell>
          <table:table-cell office:value-type="float" office:value="19.1">
            <text:p>19.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015/02/15 09:16:0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1960">
            <text:p>196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015/02/15 09:16: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1955">
            <text:p>1955</text:p>
          </table:table-cell>
          <table:table-cell office:value-type="float" office:value="18.7">
            <text:p>18.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015/02/15 09:16:1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1919">
            <text:p>1919</text:p>
          </table:table-cell>
          <table:table-cell office:value-type="float" office:value="18.6">
            <text:p>18.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015/02/15 09:16: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1870">
            <text:p>187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015/02/15 09:16: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1851">
            <text:p>185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015/02/15 09:16:3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1845">
            <text:p>1845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015/02/15 09:16:3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1835">
            <text:p>1835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015/02/15 09:16: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1829">
            <text:p>1829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015/02/15 09:16:4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1833">
            <text:p>1833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015/02/15 09:16:5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1808">
            <text:p>1808</text:p>
          </table:table-cell>
          <table:table-cell office:value-type="float" office:value="17.5">
            <text:p>17.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015/02/15 09:16:5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1840">
            <text:p>1840</text:p>
          </table:table-cell>
          <table:table-cell office:value-type="float" office:value="17.5">
            <text:p>17.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015/02/15 09:17:0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1816">
            <text:p>1816</text:p>
          </table:table-cell>
          <table:table-cell office:value-type="float" office:value="17.4">
            <text:p>17.4</text:p>
          </table:table-cell>
          <table:table-cell office:value-type="float" office:value="0">
            <text:p>0</text:p>
          </table:table-cell>
        </table:table-row>
      </table:table>
      <table:table table:name="Sheet1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fault </meta:initial-creator>
    <meta:creation-date>2015-02-15T09:28:23</meta:creation-date>
    <dc:date>2015-02-15T09:53:31</dc:date>
    <dc:creator>default </dc:creator>
    <meta:editing-duration>P0D</meta:editing-duration>
    <meta:editing-cycles>2</meta:editing-cycles>
    <meta:generator>LibreOffice/3.5$Linux_x86 LibreOffice_project/350m1$Build-2</meta:generator>
    <meta:document-statistic meta:table-count="4" meta:cell-count="296" meta:object-count="0"/>
  </office:meta>
</office:document-meta>
</file>